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59dbd" draw:opacity="100%" draw:opacity-name="Transparency_20_1" draw:textarea-horizontal-align="justify" draw:textarea-vertical-align="middle" draw:auto-grow-height="false" fo:min-height="10.545cm" fo:min-width="20.07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7.202cm" fo:min-width="16.518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opacity="34%" draw:textarea-horizontal-align="justify" draw:textarea-vertical-align="top" draw:auto-grow-height="false" fo:min-height="9.568cm" fo:min-width="17.908cm" fo:padding-top="0.142cm" fo:padding-bottom="0.142cm" fo:padding-left="0.267cm" fo:padding-right="0.267cm"/>
    </style:style>
    <style:style style:name="gr4" style:family="graphic" style:parent-style-name="standard">
      <style:graphic-properties draw:fill-color="#5e906f" draw:opacity="100%" draw:opacity-name="Transparency_20_1" draw:textarea-horizontal-align="justify" draw:textarea-vertical-align="middle" draw:auto-grow-height="false" fo:min-height="8.291cm" fo:min-width="20.07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eeeee" draw:opacity="34%" draw:textarea-horizontal-align="justify" draw:textarea-vertical-align="top" draw:auto-grow-height="false" fo:min-height="7.409cm" fo:min-width="17.908cm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1.815cm" fo:min-width="3.057cm"/>
    </style:style>
    <style:style style:name="gr7" style:family="graphic" style:parent-style-name="standard">
      <style:graphic-properties svg:stroke-color="#666666" draw:fill-color="#669966" draw:textarea-horizontal-align="justify" draw:textarea-vertical-align="bottom" draw:auto-grow-height="false" fo:min-height="0.828cm" fo:min-width="0.578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333cm" fo:min-width="7.369cm" fo:padding-top="0.142cm" fo:padding-bottom="0.142cm" fo:padding-left="0.267cm" fo:padding-right="0.267cm" fo:wrap-option="wrap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95cm" fo:min-width="7.145cm" fo:padding-top="0.142cm" fo:padding-bottom="0.142cm" fo:padding-left="0.267cm" fo:padding-right="0.267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263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894cm" draw:shadow="hidden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7.201cm" fo:min-width="16.518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7.202cm" fo:min-width="16.518cm"/>
    </style:style>
    <style:style style:name="gr15" style:family="graphic" style:parent-style-name="standard" style:list-style-name="L1">
      <style:graphic-properties svg:stroke-width="0.035cm" svg:stroke-color="#000000" draw:marker-start-width="0.304cm" draw:marker-end-width="0.304cm" draw:fill-color="#b2b2b2" draw:textarea-horizontal-align="justify" draw:textarea-vertical-align="top" draw:auto-grow-height="false" fo:min-height="6.574cm" fo:min-width="12.828cm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svg:stroke-color="#000000" draw:fill-color="#996633" draw:textarea-horizontal-align="justify" draw:textarea-vertical-align="middle" draw:auto-grow-height="false" fo:min-height="1.02cm" fo:min-width="11.946cm"/>
    </style:style>
    <style:style style:name="gr17" style:family="graphic" style:parent-style-name="standard" style:list-style-name="L1">
      <style:graphic-properties draw:textarea-horizontal-align="justify" draw:textarea-vertical-align="top" draw:auto-grow-height="false" fo:min-height="2.671cm" fo:min-width="5.596cm"/>
    </style:style>
    <style:style style:name="gr18" style:family="graphic" style:parent-style-name="standard" style:list-style-name="L1">
      <style:graphic-properties svg:stroke-color="#000000" draw:fill-color="#996666" draw:textarea-horizontal-align="justify" draw:textarea-vertical-align="middle" draw:auto-grow-height="false" fo:min-height="1.02cm" fo:min-width="4.834cm"/>
    </style:style>
    <style:style style:name="gr19" style:family="graphic" style:parent-style-name="standard">
      <style:graphic-properties draw:textarea-horizontal-align="justify" draw:textarea-vertical-align="top" draw:auto-grow-height="false" fo:min-height="2.671cm" fo:min-width="5.596cm"/>
    </style:style>
    <style:style style:name="gr20" style:family="graphic" style:parent-style-name="standard">
      <style:graphic-properties svg:stroke-color="#000000" draw:fill-color="#996666" draw:textarea-horizontal-align="justify" draw:textarea-vertical-align="middle" draw:auto-grow-height="false" fo:min-height="1.02cm" fo:min-width="4.834cm"/>
    </style:style>
    <style:style style:name="gr21" style:family="graphic" style:parent-style-name="standard">
      <style:graphic-properties draw:stroke="none" draw:fill="none" fo:min-height="0.633cm"/>
    </style:style>
    <style:style style:name="P1" style:family="paragraph">
      <loext:graphic-properties draw:fill-color="#659dbd" draw:opacity="100%" draw:opacity-name="Transparency_20_1"/>
      <style:paragraph-properties fo:text-align="center"/>
    </style:style>
    <style:style style:name="P2" style:family="paragraph">
      <loext:graphic-properties draw:fill-color="#999999"/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3" style:family="paragraph">
      <loext:graphic-properties draw:fill="solid" draw:fill-color="#eeeeee" draw:opacity="34%"/>
      <style:paragraph-properties fo:margin-top="0cm" fo:margin-bottom="0cm" fo:text-align="center"/>
      <style:text-properties fo:font-weight="bold" style:font-weight-asian="bold" style:font-weight-complex="bold"/>
    </style:style>
    <style:style style:name="P4" style:family="paragraph">
      <loext:graphic-properties draw:fill-color="#5e906f" draw:opacity="100%" draw:opacity-name="Transparency_20_1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9900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669966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b2b2b2"/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.102cm" fo:margin-right="0.102cm" fo:margin-top="0cm" fo:margin-bottom="0cm" fo:text-align="start" fo:text-indent="0cm"/>
    </style:style>
    <style:style style:name="P16" style:family="paragraph">
      <loext:graphic-properties draw:fill-color="#b2b2b2"/>
      <style:paragraph-properties fo:text-align="center"/>
      <style:text-properties style:font-name="Liberation Sans" fo:font-size="16pt" fo:font-weight="normal" style:letter-kerning="true" style:font-name-asian="SimSun" style:font-size-asian="16pt" style:font-weight-asian="normal" style:font-name-complex="Lucida Sans" style:font-size-complex="16pt" style:font-weight-complex="normal"/>
    </style:style>
    <style:style style:name="P17" style:family="paragraph">
      <loext:graphic-properties draw:fill-color="#996633"/>
      <style:paragraph-properties fo:margin-left="0cm" fo:margin-right="0cm" fo:text-align="center" fo:text-indent="0cm"/>
      <style:text-properties style:font-name="Liberation Sans" fo:font-size="18pt" fo:font-weight="normal" style:letter-kerning="true" style:font-name-asian="SimSun" style:font-size-asian="18pt" style:font-name-complex="Lucida Sans" style:font-size-complex="18pt"/>
    </style:style>
    <style:style style:name="P18" style:family="paragraph"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19" style:family="paragraph">
      <loext:graphic-properties draw:fill-color="#996666"/>
      <style:paragraph-properties fo:text-align="center"/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P20" style:family="paragraph">
      <loext:graphic-properties draw:fill-color="#996666"/>
      <style:paragraph-properties fo:text-align="center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Liberation Sans" fo:font-size="16pt" style:letter-kerning="true" style:font-name-asian="SimSun" style:font-size-asian="16pt" style:font-name-complex="Lucida Sans" style:font-size-complex="16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fo:font-weight="bold" style:font-size-asian="16pt" style:font-weight-asian="bold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ans" fo:font-size="18pt" style:letter-kerning="true" style:font-name-asian="SimSun" style:font-size-asian="18pt" style:font-name-complex="Lucida Sans" style:font-size-complex="18pt"/>
    </style:style>
    <style:style style:name="T8" style:family="text">
      <style:text-properties style:font-name="Liberation Sans" fo:font-size="16pt" fo:font-weight="normal" style:letter-kerning="true" style:font-name-asian="SimSun" style:font-size-asian="16pt" style:font-weight-asian="normal" style:font-name-complex="Lucida Sans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74cm" svg:height="10.795cm" svg:x="3.41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018cm" svg:height="7.452cm" svg:x="5.429cm" svg:y="2.8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442cm" svg:height="9.852cm" svg:x="5.037cm" svg:y="1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0.574cm" svg:height="8.541cm" svg:x="3.413cm" svg:y="12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442cm" svg:height="7.693cm" svg:x="5.037cm" svg:y="1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556cm" svg:height="3.302cm" svg:x="19.442cm" svg:y="16.521cm">
          <text:p text:style-name="P5"><text:span text:style-name="T1">geoip.mm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1.524cm" svg:height="1.524cm" svg:x="1.587cm" svg:y="22.7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9" draw:layer="layout" svg:width="8.509cm" svg:height="6.223cm" svg:x="7.35cm" svg:y="25.765cm">
          <text:list text:style-name="L1">
            <text:list-item>
              <text:p text:style-name="P8"><text:span text:style-name="T2">When user visits webpage...</text:span></text:p>
            </text:list-item>
            <text:list-item>
              <text:p text:style-name="P8"><text:span text:style-name="T2">Visit details are tracked</text:span></text:p>
              <text:list>
                <text:list-item>
                  <text:p text:style-name="P8"><text:span text:style-name="T2">General</text:span></text:p>
                </text:list-item>
                <text:list-item>
                  <text:p text:style-name="P8"><text:span text:style-name="T2">Page</text:span></text:p>
                </text:list-item>
                <text:list-item>
                  <text:p text:style-name="P8"><text:span text:style-name="T2">Hardware/Software</text:span></text:p>
                </text:list-item>
                <text:list-item>
                  <text:p text:style-name="P8"><text:span text:style-name="T2">Geospatial</text:span></text:p>
                </text:list-item>
              </text:list>
            </text:list-item>
            <text:list-item>
              <text:p text:style-name="P8"><text:span text:style-name="T2">Events details are tracked</text:span></text:p>
              <text:list>
                <text:list-item>
                  <text:p text:style-name="P8"><text:span text:style-name="T2">Button click</text:span></text:p>
                </text:list-item>
                <text:list-item>
                  <text:p text:style-name="P8"><text:span text:style-name="T2">Dropdown selection</text:span></text:p>
                </text:list-item>
                <text:list-item>
                  <text:p text:style-name="P8"><text:span text:style-name="T2">Etc.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8.509cm" svg:height="8.509cm" svg:x="18.145cm" svg:y="23.875cm">
          <text:list text:style-name="L1">
            <text:list-item>
              <text:p text:style-name="P8"><text:span text:style-name="T2">Administer crumby with CLI</text:span></text:p>
              <text:list>
                <text:list-item>
                  <text:p text:style-name="P8"><text:span text:style-name="T2">Configure system users</text:span></text:p>
                </text:list-item>
                <text:list-item>
                  <text:p text:style-name="P8"><text:span text:style-name="T2">Update geoip db</text:span></text:p>
                </text:list-item>
              </text:list>
            </text:list-item>
            <text:list-item>
              <text:p text:style-name="P8"><text:span text:style-name="T2">Add custom SQL queries</text:span></text:p>
            </text:list-item>
            <text:list-item>
              <text:p text:style-name="P8"><text:span text:style-name="T2">View website activity</text:span></text:p>
              <text:list>
                <text:list-item>
                  <text:p text:style-name="P8"><text:span text:style-name="T2">View structured tables in Web UI</text:span></text:p>
                </text:list-item>
                <text:list-item>
                  <text:p text:style-name="P8"><text:span text:style-name="T2">View query results in JSON format through API</text:span></text:p>
                </text:list-item>
                <text:list-item>
                  <text:p text:style-name="P8"><text:span text:style-name="T2">Public queries available to anyone</text:span></text:p>
                </text:list-item>
                <text:list-item>
                  <text:p text:style-name="P8"><text:span text:style-name="T2">Private queries require authentication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543cm" svg:height="0.806cm" svg:x="1.59cm" svg:y="24.642cm">
          <draw:text-box>
            <text:p><text:span text:style-name="T3">User</text:span></text:p>
          </draw:text-box>
        </draw:frame>
        <draw:frame draw:style-name="gr11" draw:text-style-name="P12" draw:layer="layout" svg:width="17.399cm" svg:height="1.513cm" svg:x="5.572cm" svg:y="1.404cm">
          <draw:text-box>
            <text:p text:style-name="P11"><text:span text:style-name="T4">Pages Containing Crumby JS Pointer</text:span></text:p>
          </draw:text-box>
        </draw:frame>
        <draw:frame draw:style-name="gr12" draw:text-style-name="P13" draw:layer="layout" svg:width="9.779cm" svg:height="1.144cm" draw:transform="rotate (1.57533418285008) translate (3.68cm 11.416cm)">
          <draw:text-box>
            <text:p text:style-name="P11"><text:span text:style-name="T5">Web Server</text:span></text:p>
          </draw:text-box>
        </draw:frame>
        <draw:custom-shape draw:style-name="gr13" draw:text-style-name="P14" draw:layer="layout" svg:width="17.018cm" svg:height="7.451cm" svg:x="5.726cm" svg:y="3.1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7.018cm" svg:height="7.452cm" svg:x="6.053cm" svg:y="3.489cm">
          <text:p text:style-name="P15"><text:span text:style-name="T6">#Index.html</text:span></text:p>
          <text:p text:style-name="P15"><text:span text:style-name="T3">&lt;!DOCTYPE html&gt;</text:span></text:p>
          <text:p text:style-name="P15"><text:span text:style-name="T3">&lt;html&gt;</text:span></text:p>
          <text:p text:style-name="P15"><text:span text:style-name="T3"><text:s text:c="2"/></text:span><text:span text:style-name="T3">&lt;head&gt; … &lt;/head&gt;</text:span></text:p>
          <text:p text:style-name="P15"><text:span text:style-name="T3"><text:s text:c="2"/></text:span><text:span text:style-name="T3">&lt;body&gt;</text:span></text:p>
          <text:p text:style-name="P15"><text:span text:style-name="T3"><text:s text:c="4"/>…</text:span></text:p>
          <text:p text:style-name="P15"><text:span text:style-name="T3"><text:s text:c="4"/></text:span><text:span text:style-name="T3">document.getElementById('button').addEventListener(‘click', function() {</text:span></text:p>
          <text:p text:style-name="P15"><text:span text:style-name="T3"><text:s text:c="8"/></text:span><text:span text:style-name="T6">cmb.event('vote', 'thumbs-up')</text:span><text:span text:style-name="T3">;</text:span></text:p>
          <text:p text:style-name="P15"><text:span text:style-name="T3"><text:s text:c="4"/></text:span><text:span text:style-name="T3">});</text:span></text:p>
          <text:p text:style-name="P15"><text:span text:style-name="T3"><text:s text:c="4"/></text:span><text:span text:style-name="T3">...</text:span></text:p>
          <text:p text:style-name="P15"><text:span text:style-name="T6"><text:s text:c="4"/></text:span><text:span text:style-name="T6">&lt;script src="https://&lt;crumby.host&gt;/cmb.js"&gt;&lt;/script&gt;</text:span></text:p>
          <text:p text:style-name="P15"><text:span text:style-name="T3">&lt;/body&gt;</text:span></text:p>
          <text:p text:style-name="P15"><text:span text:style-name="T3">&lt;/html&gt;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7.493cm" svg:height="1.144cm" draw:transform="rotate (1.57533418285008) translate (3.67cm 20.179cm)">
          <draw:text-box>
            <text:p text:style-name="P11"><text:span text:style-name="T5">Analytics Server</text:span></text:p>
          </draw:text-box>
        </draw:frame>
        <draw:custom-shape draw:style-name="gr15" draw:text-style-name="P16" draw:layer="layout" svg:width="13.362cm" svg:height="6.858cm" svg:x="5.418cm" svg:y="12.865cm">
          <text:p text:style-name="P2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12.446cm" svg:height="1.27cm" svg:x="5.926cm" svg:y="14.208cm">
          <text:p text:style-name="P5"><text:span text:style-name="T7">crumby 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6.096cm" svg:height="2.921cm" svg:x="5.726cm" svg:y="16.367cm">
          <text:p text:style-name="P11"><text:span text:style-name="T7">Reporting Modu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5.334cm" svg:height="1.27cm" svg:x="6.09cm" svg:y="17.61cm">
          <text:p text:style-name="P11"><text:span text:style-name="T7">crumby API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56cm" svg:height="3.302cm" svg:x="19.442cm" svg:y="12.938cm">
          <text:p text:style-name="P11"><text:span text:style-name="T4">crumby.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1" draw:layer="layout" svg:width="6.096cm" svg:height="2.921cm" svg:x="12.392cm" svg:y="16.367cm">
          <text:p text:style-name="P11">Tracking Module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5.334cm" svg:height="1.27cm" svg:x="12.764cm" svg:y="17.61cm">
          <text:p text:style-name="P5"><text:span text:style-name="T7">cmb.js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12.446cm" svg:height="0.883cm" svg:x="5.953cm" svg:y="13.065cm">
          <draw:text-box>
            <text:p text:style-name="P21"><text:span text:style-name="T8">Crumby App (wsgi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0:44:42.027223000</meta:creation-date>
    <dc:date>2017-08-05T08:10:43.348120000</dc:date>
    <meta:editing-duration>PT1H54M9S</meta:editing-duration>
    <meta:editing-cycles>12</meta:editing-cycles>
    <meta:generator>LibreOffice/5.2.3.3$MacOSX_X86_64 LibreOffice_project/d54a8868f08a7b39642414cf2c8ef2f228f780cf</meta:generator>
    <meta:document-statistic meta:object-count="23"/>
  </office:meta>
</office:document-meta>
</file>